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4.74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Untitled1" style:base-cell-address="confronto_size_rw_add_delta01_ord.G1"/>
    </style:style>
  </office:automatic-styles>
  <office:body>
    <office:spreadsheet>
      <table:calculation-settings table:automatic-find-labels="false" table:use-regular-expressions="false" table:use-wildcards="true"/>
      <table:table table:name="confronto_size_rw_add_delta01_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qasm</text:p>
          </table:table-cell>
          <table:table-cell office:value-type="string" calcext:value-type="string">
            <text:p>size_sabre</text:p>
          </table:table-cell>
          <table:table-cell office:value-type="string" calcext:value-type="string">
            <text:p>size_out</text:p>
          </table:table-cell>
          <table:table-cell office:value-type="string" calcext:value-type="string">
            <text:p>swaps_noi</text:p>
          </table:table-cell>
          <table:table-cell office:value-type="string" calcext:value-type="string">
            <text:p>swaps_sabre</text:p>
          </table:table-cell>
          <table:table-cell office:value-type="string" calcext:value-type="string">
            <text:p>size_diff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aycode6_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2]-[.H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x1_2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3]-[.H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xor5_2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4]-[.H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gt11_8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5]-[.H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x-1_16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6]-[.H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m3_10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7]-[.H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mod5-v0_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8]-[.H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mod5-v1_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C9]-[.H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od5d1_6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C10]-[.H1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gt11_8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11]-[.H1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gt11_8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[.C12]-[.H1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d32-v0_6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C13]-[.H1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mod5-v0_1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C14]-[.H1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od5mils_6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C15]-[.H1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mod5-v1_2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[.C16]-[.H16]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u-v0_2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C17]-[.H17]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d32-v1_6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C18]-[.H1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17_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[.C19]-[.H1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lu-v4_3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[.C20]-[.H20]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u-v1_2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[.C21]-[.H2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u-v3_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C22]-[.H2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lu-v2_3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C23]-[.H2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u-v1_2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formula="of:=[.C24]-[.H24]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iller_1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table:formula="of:=[.C25]-[.H2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cod24-v0_3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C26]-[.H2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lu-v3_3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C27]-[.H2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cod24-v2_4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[.C28]-[.H2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d5d2_6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formula="of:=[.C29]-[.H2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gt13_9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30]-[.H30]"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gt13-v1_93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C31]-[.H3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mod5-v0_1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C32]-[.H3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mod5-v1_2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C33]-[.H3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e-two-three-v2_10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C34]-[.H34]"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e-two-three-v3_101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C35]-[.H35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mod5-bdd_28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C36]-[.H3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e_qft_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formula="of:=[.C37]-[.H3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cod24-bdd_29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formula="of:=[.C38]-[.H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gt5_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[.C39]-[.H3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u-bdd_28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C40]-[.H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d32_27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formula="of:=[.C41]-[.H41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u-v0_26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table:formula="of:=[.C42]-[.H42]"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cod24-v1_4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C43]-[.H4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gt5_76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C44]-[.H44]"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gt13_9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C45]-[.H4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qe_qft_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]-[.H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gt13_9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6" calcext:value-type="float">
            <text:p>16</text:p>
          </table:table-cell>
          <table:table-cell table:formula="of:=[.C47]-[.H47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lu-v4_36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C48]-[.H48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gt5_77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table:formula="of:=[.C49]-[.H49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d53_138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table:formula="of:=[.C50]-[.H50]"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e-two-three-v1_9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table:formula="of:=[.C51]-[.H5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e-two-three-v0_98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table:formula="of:=[.C52]-[.H52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gt10-v1_81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formula="of:=[.C53]-[.H53]"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cod24-v3_45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formula="of:=[.C54]-[.H54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j-e11_165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table:formula="of:=[.C55]-[.H55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mod7-v0_9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formula="of:=[.C56]-[.H56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u-v2_32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  <table:table-cell table:formula="of:=[.C57]-[.H57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mod7-v1_96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table:formula="of:=[.C58]-[.H58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ni_alu_30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table:formula="of:=[.C59]-[.H59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t3-5_179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7" calcext:value-type="float">
            <text:p>27</text:p>
          </table:table-cell>
          <table:table-cell table:formula="of:=[.C60]-[.H60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d10_17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4" calcext:value-type="float">
            <text:p>24</text:p>
          </table:table-cell>
          <table:table-cell table:formula="of:=[.C61]-[.H61]"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gt4-v0_80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C62]-[.H62]"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gt12-v0_88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C63]-[.H63]"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qft_10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table:formula="of:=[.C64]-[.H64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410184_169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32" calcext:value-type="float">
            <text:p>32</text:p>
          </table:table-cell>
          <table:table-cell table:formula="of:=[.C65]-[.H65]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ys6-v0_111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2" calcext:value-type="float">
            <text:p>22</text:p>
          </table:table-cell>
          <table:table-cell table:formula="of:=[.C66]-[.H66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_49_16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31" calcext:value-type="float">
            <text:p>31</text:p>
          </table:table-cell>
          <table:table-cell table:formula="of:=[.C67]-[.H67]" office:value-type="float" office:value="34" calcext:value-type="float">
            <text:p>34</text:p>
          </table:table-cell>
          <table:table-cell office:value-type="float" office:value="-3" calcext:value-type="float">
            <text:p>-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gt12-v1_89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18" calcext:value-type="float">
            <text:p>18</text:p>
          </table:table-cell>
          <table:table-cell table:formula="of:=[.C68]-[.H68]"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d73_140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formula="of:=[.C69]-[.H69]"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gt4-v0_79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formula="of:=[.C70]-[.H70]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wb4_49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41" calcext:value-type="float">
            <text:p>41</text:p>
          </table:table-cell>
          <table:table-cell table:formula="of:=[.C71]-[.H71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gt4-v0_78</text:p>
          </table:table-cell>
          <table:table-cell office:value-type="float" office:value="257" calcext:value-type="float">
            <text:p>257</text:p>
          </table:table-cell>
          <table:table-cell office:value-type="float" office:value="262" calcext:value-type="float">
            <text:p>262</text:p>
          </table:table-cell>
          <table:table-cell office:value-type="float" office:value="27" calcext:value-type="float">
            <text:p>27</text:p>
          </table:table-cell>
          <table:table-cell table:formula="of:=[.C72]-[.H72]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od10_171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39" calcext:value-type="float">
            <text:p>39</text:p>
          </table:table-cell>
          <table:table-cell table:formula="of:=[.C73]-[.H73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gt12-v0_87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2" calcext:value-type="float">
            <text:p>22</text:p>
          </table:table-cell>
          <table:table-cell table:formula="of:=[.C74]-[.H74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gt12-v0_86</text:p>
          </table:table-cell>
          <table:table-cell office:value-type="float" office:value="268" calcext:value-type="float">
            <text:p>268</text:p>
          </table:table-cell>
          <table:table-cell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  <table:table-cell table:formula="of:=[.C75]-[.H75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gt4-v0_72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3" calcext:value-type="float">
            <text:p>23</text:p>
          </table:table-cell>
          <table:table-cell table:formula="of:=[.C76]-[.H76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m6_316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table:formula="of:=[.C77]-[.H77]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gt4-v1_74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26" calcext:value-type="float">
            <text:p>26</text:p>
          </table:table-cell>
          <table:table-cell table:formula="of:=[.C78]-[.H78]" office:value-type="float" office:value="35" calcext:value-type="float">
            <text:p>35</text:p>
          </table:table-cell>
          <table:table-cell office:value-type="float" office:value="-9" calcext:value-type="float">
            <text:p>-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d53_311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table:formula="of:=[.C79]-[.H7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ini-alu_167</text:p>
          </table:table-cell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float" office:value="53" calcext:value-type="float">
            <text:p>53</text:p>
          </table:table-cell>
          <table:table-cell table:formula="of:=[.C80]-[.H80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ne-two-three-v0_97</text:p>
          </table:table-cell>
          <table:table-cell office:value-type="float" office:value="332" calcext:value-type="float">
            <text:p>332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table:formula="of:=[.C81]-[.H81]"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d53_135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45" calcext:value-type="float">
            <text:p>45</text:p>
          </table:table-cell>
          <table:table-cell table:formula="of:=[.C82]-[.H82]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m7_104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37" calcext:value-type="float">
            <text:p>37</text:p>
          </table:table-cell>
          <table:table-cell table:formula="of:=[.C83]-[.H83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ym9_146</text:p>
          </table:table-cell>
          <table:table-cell office:value-type="float" office:value="368" calcext:value-type="float">
            <text:p>368</text:p>
          </table:table-cell>
          <table:table-cell office:value-type="float" office:value="380" calcext:value-type="float">
            <text:p>380</text:p>
          </table:table-cell>
          <table:table-cell office:value-type="float" office:value="52" calcext:value-type="float">
            <text:p>52</text:p>
          </table:table-cell>
          <table:table-cell table:formula="of:=[.C84]-[.H8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cod24-enable_126</text:p>
          </table:table-cell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office:value-type="float" office:value="41" calcext:value-type="float">
            <text:p>41</text:p>
          </table:table-cell>
          <table:table-cell table:formula="of:=[.C85]-[.H85]"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od8-10_178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table:formula="of:=[.C86]-[.H86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d84_142</text:p>
          </table:table-cell>
          <table:table-cell office:value-type="float" office:value="399" calcext:value-type="float">
            <text:p>399</text:p>
          </table:table-cell>
          <table:table-cell office:value-type="float" office:value="405" calcext:value-type="float">
            <text:p>405</text:p>
          </table:table-cell>
          <table:table-cell office:value-type="float" office:value="62" calcext:value-type="float">
            <text:p>62</text:p>
          </table:table-cell>
          <table:table-cell table:formula="of:=[.C87]-[.H87]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gt4-v0_73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48" calcext:value-type="float">
            <text:p>48</text:p>
          </table:table-cell>
          <table:table-cell table:formula="of:=[.C88]-[.H88]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x3_229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35" calcext:value-type="float">
            <text:p>35</text:p>
          </table:table-cell>
          <table:table-cell table:formula="of:=[.C89]-[.H8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od8-10_177</text:p>
          </table:table-cell>
          <table:table-cell office:value-type="float" office:value="484" calcext:value-type="float">
            <text:p>484</text:p>
          </table:table-cell>
          <table:table-cell office:value-type="float" office:value="497" calcext:value-type="float">
            <text:p>497</text:p>
          </table:table-cell>
          <table:table-cell office:value-type="float" office:value="57" calcext:value-type="float">
            <text:p>57</text:p>
          </table:table-cell>
          <table:table-cell table:formula="of:=[.C90]-[.H90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u-v2_31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  <table:table-cell office:value-type="float" office:value="82" calcext:value-type="float">
            <text:p>82</text:p>
          </table:table-cell>
          <table:table-cell table:formula="of:=[.C91]-[.H91]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7_204</text:p>
          </table:table-cell>
          <table:table-cell office:value-type="float" office:value="500" calcext:value-type="float">
            <text:p>500</text:p>
          </table:table-cell>
          <table:table-cell office:value-type="float" office:value="506" calcext:value-type="float">
            <text:p>506</text:p>
          </table:table-cell>
          <table:table-cell office:value-type="float" office:value="39" calcext:value-type="float">
            <text:p>39</text:p>
          </table:table-cell>
          <table:table-cell table:formula="of:=[.C92]-[.H92]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d53_131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54" calcext:value-type="float">
            <text:p>54</text:p>
          </table:table-cell>
          <table:table-cell table:formula="of:=[.C93]-[.H93]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ing_model_10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table:formula="of:=[.C94]-[.H9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t3-5_180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73" calcext:value-type="float">
            <text:p>73</text:p>
          </table:table-cell>
          <table:table-cell table:formula="of:=[.C95]-[.H95]"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lu-v2_30</text:p>
          </table:table-cell>
          <table:table-cell office:value-type="float" office:value="566" calcext:value-type="float">
            <text:p>566</text:p>
          </table:table-cell>
          <table:table-cell office:value-type="float" office:value="558" calcext:value-type="float">
            <text:p>558</text:p>
          </table:table-cell>
          <table:table-cell office:value-type="float" office:value="54" calcext:value-type="float">
            <text:p>54</text:p>
          </table:table-cell>
          <table:table-cell table:formula="of:=[.C96]-[.H96]" office:value-type="float" office:value="62" calcext:value-type="float">
            <text:p>62</text:p>
          </table:table-cell>
          <table:table-cell office:value-type="float" office:value="-8" calcext:value-type="float">
            <text:p>-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qft_16</text:p>
          </table:table-cell>
          <table:table-cell office:value-type="float" office:value="576" calcext:value-type="float">
            <text:p>576</text:p>
          </table:table-cell>
          <table:table-cell office:value-type="float" office:value="607" calcext:value-type="float">
            <text:p>607</text:p>
          </table:table-cell>
          <table:table-cell office:value-type="float" office:value="95" calcext:value-type="float">
            <text:p>95</text:p>
          </table:table-cell>
          <table:table-cell table:formula="of:=[.C97]-[.H97]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d5adder_127</text:p>
          </table:table-cell>
          <table:table-cell office:value-type="float" office:value="606" calcext:value-type="float">
            <text:p>606</text:p>
          </table:table-cell>
          <table:table-cell office:value-type="float" office:value="620" calcext:value-type="float">
            <text:p>620</text:p>
          </table:table-cell>
          <table:table-cell office:value-type="float" office:value="65" calcext:value-type="float">
            <text:p>65</text:p>
          </table:table-cell>
          <table:table-cell table:formula="of:=[.C98]-[.H98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d53_133</text:p>
          </table:table-cell>
          <table:table-cell office:value-type="float" office:value="636" calcext:value-type="float">
            <text:p>636</text:p>
          </table:table-cell>
          <table:table-cell office:value-type="float" office:value="643" calcext:value-type="float">
            <text:p>643</text:p>
          </table:table-cell>
          <table:table-cell office:value-type="float" office:value="63" calcext:value-type="float">
            <text:p>63</text:p>
          </table:table-cell>
          <table:table-cell table:formula="of:=[.C99]-[.H99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jority_239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8" calcext:value-type="float">
            <text:p>68</text:p>
          </table:table-cell>
          <table:table-cell table:formula="of:=[.C100]-[.H100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x2_227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80" calcext:value-type="float">
            <text:p>80</text:p>
          </table:table-cell>
          <table:table-cell table:formula="of:=[.C101]-[.H101]"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ing_model_13</text:p>
          </table:table-cell>
          <table:table-cell office:value-type="float" office:value="641" calcext:value-type="float">
            <text:p>641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table:formula="of:=[.C102]-[.H102]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m82a_208</text:p>
          </table:table-cell>
          <table:table-cell office:value-type="float" office:value="719" calcext:value-type="float">
            <text:p>719</text:p>
          </table:table-cell>
          <table:table-cell office:value-type="float" office:value="725" calcext:value-type="float">
            <text:p>725</text:p>
          </table:table-cell>
          <table:table-cell office:value-type="float" office:value="75" calcext:value-type="float">
            <text:p>75</text:p>
          </table:table-cell>
          <table:table-cell table:formula="of:=[.C103]-[.H103]"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f_276</text:p>
          </table:table-cell>
          <table:table-cell office:value-type="float" office:value="822" calcext:value-type="float">
            <text:p>822</text:p>
          </table:table-cell>
          <table:table-cell office:value-type="float" office:value="847" calcext:value-type="float">
            <text:p>847</text:p>
          </table:table-cell>
          <table:table-cell office:value-type="float" office:value="69" calcext:value-type="float">
            <text:p>69</text:p>
          </table:table-cell>
          <table:table-cell table:formula="of:=[.C104]-[.H104]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f_274</text:p>
          </table:table-cell>
          <table:table-cell office:value-type="float" office:value="808" calcext:value-type="float">
            <text:p>808</text:p>
          </table:table-cell>
          <table:table-cell office:value-type="float" office:value="817" calcext:value-type="float">
            <text:p>817</text:p>
          </table:table-cell>
          <table:table-cell office:value-type="float" office:value="36" calcext:value-type="float">
            <text:p>36</text:p>
          </table:table-cell>
          <table:table-cell table:formula="of:=[.C105]-[.H105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sing_model_16</text:p>
          </table:table-cell>
          <table:table-cell table:number-columns-repeated="2" office:value-type="float" office:value="799" calcext:value-type="float">
            <text:p>799</text:p>
          </table:table-cell>
          <table:table-cell office:value-type="float" office:value="13" calcext:value-type="float">
            <text:p>13</text:p>
          </table:table-cell>
          <table:table-cell table:formula="of:=[.C106]-[.H106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n1_216</text:p>
          </table:table-cell>
          <table:table-cell office:value-type="float" office:value="1042" calcext:value-type="float">
            <text:p>1042</text:p>
          </table:table-cell>
          <table:table-cell office:value-type="float" office:value="1093" calcext:value-type="float">
            <text:p>1093</text:p>
          </table:table-cell>
          <table:table-cell office:value-type="float" office:value="139" calcext:value-type="float">
            <text:p>139</text:p>
          </table:table-cell>
          <table:table-cell table:formula="of:=[.C107]-[.H107]"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im_266</text:p>
          </table:table-cell>
          <table:table-cell office:value-type="float" office:value="1104" calcext:value-type="float">
            <text:p>1104</text:p>
          </table:table-cell>
          <table:table-cell office:value-type="float" office:value="1120" calcext:value-type="float">
            <text:p>1120</text:p>
          </table:table-cell>
          <table:table-cell office:value-type="float" office:value="134" calcext:value-type="float">
            <text:p>134</text:p>
          </table:table-cell>
          <table:table-cell table:formula="of:=[.C108]-[.H108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d53_130</text:p>
          </table:table-cell>
          <table:table-cell office:value-type="float" office:value="1183" calcext:value-type="float">
            <text:p>1183</text:p>
          </table:table-cell>
          <table:table-cell office:value-type="float" office:value="1207" calcext:value-type="float">
            <text:p>1207</text:p>
          </table:table-cell>
          <table:table-cell office:value-type="float" office:value="164" calcext:value-type="float">
            <text:p>164</text:p>
          </table:table-cell>
          <table:table-cell table:formula="of:=[.C109]-[.H109]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2_232</text:p>
          </table:table-cell>
          <table:table-cell office:value-type="float" office:value="1364" calcext:value-type="float">
            <text:p>1364</text:p>
          </table:table-cell>
          <table:table-cell office:value-type="float" office:value="1375" calcext:value-type="float">
            <text:p>1375</text:p>
          </table:table-cell>
          <table:table-cell office:value-type="float" office:value="169" calcext:value-type="float">
            <text:p>169</text:p>
          </table:table-cell>
          <table:table-cell table:formula="of:=[.C110]-[.H110]"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m152a_212</text:p>
          </table:table-cell>
          <table:table-cell office:value-type="float" office:value="1362" calcext:value-type="float">
            <text:p>1362</text:p>
          </table:table-cell>
          <table:table-cell office:value-type="float" office:value="1404" calcext:value-type="float">
            <text:p>1404</text:p>
          </table:table-cell>
          <table:table-cell office:value-type="float" office:value="183" calcext:value-type="float">
            <text:p>183</text:p>
          </table:table-cell>
          <table:table-cell table:formula="of:=[.C111]-[.H111]" office:value-type="float" office:value="141" calcext:value-type="float">
            <text:p>141</text:p>
          </table:table-cell>
          <table:table-cell office:value-type="float" office:value="42" calcext:value-type="float">
            <text:p>4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d53_251</text:p>
          </table:table-cell>
          <table:table-cell office:value-type="float" office:value="1454" calcext:value-type="float">
            <text:p>1454</text:p>
          </table:table-cell>
          <table:table-cell office:value-type="float" office:value="1499" calcext:value-type="float">
            <text:p>1499</text:p>
          </table:table-cell>
          <table:table-cell office:value-type="float" office:value="208" calcext:value-type="float">
            <text:p>208</text:p>
          </table:table-cell>
          <table:table-cell table:formula="of:=[.C112]-[.H112]"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wb5_53</text:p>
          </table:table-cell>
          <table:table-cell office:value-type="float" office:value="1512" calcext:value-type="float">
            <text:p>1512</text:p>
          </table:table-cell>
          <table:table-cell office:value-type="float" office:value="1542" calcext:value-type="float">
            <text:p>1542</text:p>
          </table:table-cell>
          <table:table-cell office:value-type="float" office:value="206" calcext:value-type="float">
            <text:p>206</text:p>
          </table:table-cell>
          <table:table-cell table:formula="of:=[.C113]-[.H113]"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m42a_207</text:p>
          </table:table-cell>
          <table:table-cell office:value-type="float" office:value="1963" calcext:value-type="float">
            <text:p>1963</text:p>
          </table:table-cell>
          <table:table-cell office:value-type="float" office:value="2042" calcext:value-type="float">
            <text:p>2042</text:p>
          </table:table-cell>
          <table:table-cell office:value-type="float" office:value="266" calcext:value-type="float">
            <text:p>266</text:p>
          </table:table-cell>
          <table:table-cell table:formula="of:=[.C114]-[.H114]"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m1_249</text:p>
          </table:table-cell>
          <table:table-cell office:value-type="float" office:value="1958" calcext:value-type="float">
            <text:p>1958</text:p>
          </table:table-cell>
          <table:table-cell office:value-type="float" office:value="2024" calcext:value-type="float">
            <text:p>2024</text:p>
          </table:table-cell>
          <table:table-cell office:value-type="float" office:value="248" calcext:value-type="float">
            <text:p>248</text:p>
          </table:table-cell>
          <table:table-cell table:formula="of:=[.C115]-[.H115]"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c1_220</text:p>
          </table:table-cell>
          <table:table-cell office:value-type="float" office:value="2076" calcext:value-type="float">
            <text:p>2076</text:p>
          </table:table-cell>
          <table:table-cell office:value-type="float" office:value="2192" calcext:value-type="float">
            <text:p>2192</text:p>
          </table:table-cell>
          <table:table-cell office:value-type="float" office:value="278" calcext:value-type="float">
            <text:p>278</text:p>
          </table:table-cell>
          <table:table-cell table:formula="of:=[.C116]-[.H116]"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quar5_261</text:p>
          </table:table-cell>
          <table:table-cell office:value-type="float" office:value="2165" calcext:value-type="float">
            <text:p>2165</text:p>
          </table:table-cell>
          <table:table-cell office:value-type="float" office:value="2322" calcext:value-type="float">
            <text:p>2322</text:p>
          </table:table-cell>
          <table:table-cell office:value-type="float" office:value="329" calcext:value-type="float">
            <text:p>329</text:p>
          </table:table-cell>
          <table:table-cell table:formula="of:=[.C117]-[.H117]"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qrt8_260</text:p>
          </table:table-cell>
          <table:table-cell office:value-type="float" office:value="3380" calcext:value-type="float">
            <text:p>3380</text:p>
          </table:table-cell>
          <table:table-cell office:value-type="float" office:value="3616" calcext:value-type="float">
            <text:p>3616</text:p>
          </table:table-cell>
          <table:table-cell office:value-type="float" office:value="607" calcext:value-type="float">
            <text:p>607</text:p>
          </table:table-cell>
          <table:table-cell table:formula="of:=[.C118]-[.H118]" office:value-type="float" office:value="371" calcext:value-type="float">
            <text:p>371</text:p>
          </table:table-cell>
          <table:table-cell office:value-type="float" office:value="236" calcext:value-type="float">
            <text:p>236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z4_268</text:p>
          </table:table-cell>
          <table:table-cell office:value-type="float" office:value="3384" calcext:value-type="float">
            <text:p>3384</text:p>
          </table:table-cell>
          <table:table-cell office:value-type="float" office:value="3615" calcext:value-type="float">
            <text:p>3615</text:p>
          </table:table-cell>
          <table:table-cell office:value-type="float" office:value="542" calcext:value-type="float">
            <text:p>542</text:p>
          </table:table-cell>
          <table:table-cell table:formula="of:=[.C119]-[.H119]" office:value-type="float" office:value="311" calcext:value-type="float">
            <text:p>311</text:p>
          </table:table-cell>
          <table:table-cell office:value-type="float" office:value="231" calcext:value-type="float">
            <text:p>231</text:p>
          </table:table-cell>
          <table:table-cell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dd_250</text:p>
          </table:table-cell>
          <table:table-cell office:value-type="float" office:value="3596" calcext:value-type="float">
            <text:p>3596</text:p>
          </table:table-cell>
          <table:table-cell office:value-type="float" office:value="3825" calcext:value-type="float">
            <text:p>3825</text:p>
          </table:table-cell>
          <table:table-cell office:value-type="float" office:value="612" calcext:value-type="float">
            <text:p>612</text:p>
          </table:table-cell>
          <table:table-cell table:formula="of:=[.C120]-[.H120]" office:value-type="float" office:value="383" calcext:value-type="float">
            <text:p>383</text:p>
          </table:table-cell>
          <table:table-cell office:value-type="float" office:value="229" calcext:value-type="float">
            <text:p>229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r4_197</text:p>
          </table:table-cell>
          <table:table-cell office:value-type="float" office:value="3825" calcext:value-type="float">
            <text:p>3825</text:p>
          </table:table-cell>
          <table:table-cell office:value-type="float" office:value="4076" calcext:value-type="float">
            <text:p>4076</text:p>
          </table:table-cell>
          <table:table-cell office:value-type="float" office:value="637" calcext:value-type="float">
            <text:p>637</text:p>
          </table:table-cell>
          <table:table-cell table:formula="of:=[.C121]-[.H121]" office:value-type="float" office:value="386" calcext:value-type="float">
            <text:p>386</text:p>
          </table:table-cell>
          <table:table-cell office:value-type="float" office:value="251" calcext:value-type="float">
            <text:p>251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m6_145</text:p>
          </table:table-cell>
          <table:table-cell office:value-type="float" office:value="4317" calcext:value-type="float">
            <text:p>4317</text:p>
          </table:table-cell>
          <table:table-cell office:value-type="float" office:value="4571" calcext:value-type="float">
            <text:p>4571</text:p>
          </table:table-cell>
          <table:table-cell office:value-type="float" office:value="683" calcext:value-type="float">
            <text:p>683</text:p>
          </table:table-cell>
          <table:table-cell table:formula="of:=[.C122]-[.H122]" office:value-type="float" office:value="429" calcext:value-type="float">
            <text:p>429</text:p>
          </table:table-cell>
          <table:table-cell office:value-type="float" office:value="254" calcext:value-type="float">
            <text:p>254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sex1_241</text:p>
          </table:table-cell>
          <table:table-cell office:value-type="float" office:value="5273" calcext:value-type="float">
            <text:p>5273</text:p>
          </table:table-cell>
          <table:table-cell office:value-type="float" office:value="5663" calcext:value-type="float">
            <text:p>5663</text:p>
          </table:table-cell>
          <table:table-cell office:value-type="float" office:value="850" calcext:value-type="float">
            <text:p>850</text:p>
          </table:table-cell>
          <table:table-cell table:formula="of:=[.C123]-[.H123]" office:value-type="float" office:value="460" calcext:value-type="float">
            <text:p>460</text:p>
          </table:table-cell>
          <table:table-cell office:value-type="float" office:value="390" calcext:value-type="float">
            <text:p>390</text:p>
          </table:table-cell>
          <table:table-cell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d73_252</text:p>
          </table:table-cell>
          <table:table-cell office:value-type="float" office:value="6005" calcext:value-type="float">
            <text:p>6005</text:p>
          </table:table-cell>
          <table:table-cell office:value-type="float" office:value="6268" calcext:value-type="float">
            <text:p>6268</text:p>
          </table:table-cell>
          <table:table-cell office:value-type="float" office:value="947" calcext:value-type="float">
            <text:p>947</text:p>
          </table:table-cell>
          <table:table-cell table:formula="of:=[.C124]-[.H124]" office:value-type="float" office:value="684" calcext:value-type="float">
            <text:p>684</text:p>
          </table:table-cell>
          <table:table-cell office:value-type="float" office:value="263" calcext:value-type="float">
            <text:p>263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ycle10_2_110</text:p>
          </table:table-cell>
          <table:table-cell office:value-type="float" office:value="6793" calcext:value-type="float">
            <text:p>6793</text:p>
          </table:table-cell>
          <table:table-cell office:value-type="float" office:value="7296" calcext:value-type="float">
            <text:p>7296</text:p>
          </table:table-cell>
          <table:table-cell office:value-type="float" office:value="1246" calcext:value-type="float">
            <text:p>1246</text:p>
          </table:table-cell>
          <table:table-cell table:formula="of:=[.C125]-[.H125]" office:value-type="float" office:value="743" calcext:value-type="float">
            <text:p>743</text:p>
          </table:table-cell>
          <table:table-cell office:value-type="float" office:value="503" calcext:value-type="float">
            <text:p>503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wb6_56</text:p>
          </table:table-cell>
          <table:table-cell office:value-type="float" office:value="7617" calcext:value-type="float">
            <text:p>7617</text:p>
          </table:table-cell>
          <table:table-cell office:value-type="float" office:value="8036" calcext:value-type="float">
            <text:p>8036</text:p>
          </table:table-cell>
          <table:table-cell office:value-type="float" office:value="1313" calcext:value-type="float">
            <text:p>1313</text:p>
          </table:table-cell>
          <table:table-cell table:formula="of:=[.C126]-[.H126]" office:value-type="float" office:value="894" calcext:value-type="float">
            <text:p>894</text:p>
          </table:table-cell>
          <table:table-cell office:value-type="float" office:value="419" calcext:value-type="float">
            <text:p>419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quare_root_7</text:p>
          </table:table-cell>
          <table:table-cell office:value-type="float" office:value="8362" calcext:value-type="float">
            <text:p>8362</text:p>
          </table:table-cell>
          <table:table-cell office:value-type="float" office:value="9159" calcext:value-type="float">
            <text:p>9159</text:p>
          </table:table-cell>
          <table:table-cell office:value-type="float" office:value="1529" calcext:value-type="float">
            <text:p>1529</text:p>
          </table:table-cell>
          <table:table-cell table:formula="of:=[.C127]-[.H127]" office:value-type="float" office:value="732" calcext:value-type="float">
            <text:p>732</text:p>
          </table:table-cell>
          <table:table-cell office:value-type="float" office:value="797" calcext:value-type="float">
            <text:p>797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m15_107</text:p>
          </table:table-cell>
          <table:table-cell office:value-type="float" office:value="9780" calcext:value-type="float">
            <text:p>9780</text:p>
          </table:table-cell>
          <table:table-cell office:value-type="float" office:value="10409" calcext:value-type="float">
            <text:p>10409</text:p>
          </table:table-cell>
          <table:table-cell office:value-type="float" office:value="1646" calcext:value-type="float">
            <text:p>1646</text:p>
          </table:table-cell>
          <table:table-cell table:formula="of:=[.C128]-[.H128]" office:value-type="float" office:value="1017" calcext:value-type="float">
            <text:p>1017</text:p>
          </table:table-cell>
          <table:table-cell office:value-type="float" office:value="629" calcext:value-type="float">
            <text:p>629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c2_222</text:p>
          </table:table-cell>
          <table:table-cell office:value-type="float" office:value="10579" calcext:value-type="float">
            <text:p>10579</text:p>
          </table:table-cell>
          <table:table-cell office:value-type="float" office:value="11319" calcext:value-type="float">
            <text:p>11319</text:p>
          </table:table-cell>
          <table:table-cell office:value-type="float" office:value="1857" calcext:value-type="float">
            <text:p>1857</text:p>
          </table:table-cell>
          <table:table-cell table:formula="of:=[.C129]-[.H129]" office:value-type="float" office:value="1117" calcext:value-type="float">
            <text:p>1117</text:p>
          </table:table-cell>
          <table:table-cell office:value-type="float" office:value="740" calcext:value-type="float">
            <text:p>740</text:p>
          </table:table-cell>
          <table:table-cell office:value-type="float" office:value="9462" calcext:value-type="float">
            <text:p>94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qn_258</text:p>
          </table:table-cell>
          <table:table-cell office:value-type="float" office:value="11463" calcext:value-type="float">
            <text:p>11463</text:p>
          </table:table-cell>
          <table:table-cell office:value-type="float" office:value="12093" calcext:value-type="float">
            <text:p>12093</text:p>
          </table:table-cell>
          <table:table-cell office:value-type="float" office:value="1870" calcext:value-type="float">
            <text:p>1870</text:p>
          </table:table-cell>
          <table:table-cell table:formula="of:=[.C130]-[.H130]" office:value-type="float" office:value="1240" calcext:value-type="float">
            <text:p>1240</text:p>
          </table:table-cell>
          <table:table-cell office:value-type="float" office:value="630" calcext:value-type="float">
            <text:p>630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nc_237</text:p>
          </table:table-cell>
          <table:table-cell office:value-type="float" office:value="11659" calcext:value-type="float">
            <text:p>11659</text:p>
          </table:table-cell>
          <table:table-cell office:value-type="float" office:value="12722" calcext:value-type="float">
            <text:p>12722</text:p>
          </table:table-cell>
          <table:table-cell office:value-type="float" office:value="2103" calcext:value-type="float">
            <text:p>2103</text:p>
          </table:table-cell>
          <table:table-cell table:formula="of:=[.C131]-[.H131]" office:value-type="float" office:value="1040" calcext:value-type="float">
            <text:p>1040</text:p>
          </table:table-cell>
          <table:table-cell office:value-type="float" office:value="1063" calcext:value-type="float">
            <text:p>1063</text:p>
          </table:table-cell>
          <table:table-cell office:value-type="float" office:value="10619" calcext:value-type="float">
            <text:p>106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m85a_209</text:p>
          </table:table-cell>
          <table:table-cell office:value-type="float" office:value="12772" calcext:value-type="float">
            <text:p>12772</text:p>
          </table:table-cell>
          <table:table-cell office:value-type="float" office:value="13896" calcext:value-type="float">
            <text:p>13896</text:p>
          </table:table-cell>
          <table:table-cell office:value-type="float" office:value="2482" calcext:value-type="float">
            <text:p>2482</text:p>
          </table:table-cell>
          <table:table-cell table:formula="of:=[.C132]-[.H132]" office:value-type="float" office:value="1358" calcext:value-type="float">
            <text:p>1358</text:p>
          </table:table-cell>
          <table:table-cell office:value-type="float" office:value="1124" calcext:value-type="float">
            <text:p>1124</text:p>
          </table:table-cell>
          <table:table-cell office:value-type="float" office:value="11414" calcext:value-type="float">
            <text:p>114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d84_253</text:p>
          </table:table-cell>
          <table:table-cell office:value-type="float" office:value="15659" calcext:value-type="float">
            <text:p>15659</text:p>
          </table:table-cell>
          <table:table-cell office:value-type="float" office:value="16655" calcext:value-type="float">
            <text:p>16655</text:p>
          </table:table-cell>
          <table:table-cell office:value-type="float" office:value="2997" calcext:value-type="float">
            <text:p>2997</text:p>
          </table:table-cell>
          <table:table-cell table:formula="of:=[.C133]-[.H133]" office:value-type="float" office:value="2001" calcext:value-type="float">
            <text:p>2001</text:p>
          </table:table-cell>
          <table:table-cell office:value-type="float" office:value="996" calcext:value-type="float">
            <text:p>996</text:p>
          </table:table-cell>
          <table:table-cell office:value-type="float" office:value="13658" calcext:value-type="float">
            <text:p>136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ot_255</text:p>
          </table:table-cell>
          <table:table-cell office:value-type="float" office:value="19426" calcext:value-type="float">
            <text:p>19426</text:p>
          </table:table-cell>
          <table:table-cell office:value-type="float" office:value="20970" calcext:value-type="float">
            <text:p>20970</text:p>
          </table:table-cell>
          <table:table-cell office:value-type="float" office:value="3811" calcext:value-type="float">
            <text:p>3811</text:p>
          </table:table-cell>
          <table:table-cell table:formula="of:=[.C134]-[.H134]" office:value-type="float" office:value="2267" calcext:value-type="float">
            <text:p>2267</text:p>
          </table:table-cell>
          <table:table-cell office:value-type="float" office:value="1544" calcext:value-type="float">
            <text:p>1544</text:p>
          </table:table-cell>
          <table:table-cell office:value-type="float" office:value="17159" calcext:value-type="float">
            <text:p>171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14_215</text:p>
          </table:table-cell>
          <table:table-cell office:value-type="float" office:value="20319" calcext:value-type="float">
            <text:p>20319</text:p>
          </table:table-cell>
          <table:table-cell office:value-type="float" office:value="22377" calcext:value-type="float">
            <text:p>22377</text:p>
          </table:table-cell>
          <table:table-cell office:value-type="float" office:value="4441" calcext:value-type="float">
            <text:p>4441</text:p>
          </table:table-cell>
          <table:table-cell table:formula="of:=[.C135]-[.H135]" office:value-type="float" office:value="2383" calcext:value-type="float">
            <text:p>2383</text:p>
          </table:table-cell>
          <table:table-cell office:value-type="float" office:value="2058" calcext:value-type="float">
            <text:p>2058</text:p>
          </table:table-cell>
          <table:table-cell office:value-type="float" office:value="17936" calcext:value-type="float">
            <text:p>1793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lp4_245</text:p>
          </table:table-cell>
          <table:table-cell office:value-type="float" office:value="21301" calcext:value-type="float">
            <text:p>21301</text:p>
          </table:table-cell>
          <table:table-cell office:value-type="float" office:value="22999" calcext:value-type="float">
            <text:p>22999</text:p>
          </table:table-cell>
          <table:table-cell office:value-type="float" office:value="4147" calcext:value-type="float">
            <text:p>4147</text:p>
          </table:table-cell>
          <table:table-cell table:formula="of:=[.C136]-[.H136]" office:value-type="float" office:value="2449" calcext:value-type="float">
            <text:p>2449</text:p>
          </table:table-cell>
          <table:table-cell office:value-type="float" office:value="1698" calcext:value-type="float">
            <text:p>1698</text:p>
          </table:table-cell>
          <table:table-cell office:value-type="float" office:value="18852" calcext:value-type="float">
            <text:p>188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rf2_277</text:p>
          </table:table-cell>
          <table:table-cell office:value-type="float" office:value="23397" calcext:value-type="float">
            <text:p>23397</text:p>
          </table:table-cell>
          <table:table-cell office:value-type="float" office:value="25275" calcext:value-type="float">
            <text:p>25275</text:p>
          </table:table-cell>
          <table:table-cell office:value-type="float" office:value="5163" calcext:value-type="float">
            <text:p>5163</text:p>
          </table:table-cell>
          <table:table-cell table:formula="of:=[.C137]-[.H137]" office:value-type="float" office:value="3285" calcext:value-type="float">
            <text:p>3285</text:p>
          </table:table-cell>
          <table:table-cell office:value-type="float" office:value="1878" calcext:value-type="float">
            <text:p>1878</text:p>
          </table:table-cell>
          <table:table-cell office:value-type="float" office:value="20112" calcext:value-type="float">
            <text:p>201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ym9_148</text:p>
          </table:table-cell>
          <table:table-cell office:value-type="float" office:value="23584" calcext:value-type="float">
            <text:p>23584</text:p>
          </table:table-cell>
          <table:table-cell office:value-type="float" office:value="24901" calcext:value-type="float">
            <text:p>24901</text:p>
          </table:table-cell>
          <table:table-cell office:value-type="float" office:value="3397" calcext:value-type="float">
            <text:p>3397</text:p>
          </table:table-cell>
          <table:table-cell table:formula="of:=[.C138]-[.H138]" office:value-type="float" office:value="2080" calcext:value-type="float">
            <text:p>2080</text:p>
          </table:table-cell>
          <table:table-cell office:value-type="float" office:value="1317" calcext:value-type="float">
            <text:p>1317</text:p>
          </table:table-cell>
          <table:table-cell office:value-type="float" office:value="21504" calcext:value-type="float">
            <text:p>215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fe_238</text:p>
          </table:table-cell>
          <table:table-cell office:value-type="float" office:value="25659" calcext:value-type="float">
            <text:p>25659</text:p>
          </table:table-cell>
          <table:table-cell office:value-type="float" office:value="27026" calcext:value-type="float">
            <text:p>27026</text:p>
          </table:table-cell>
          <table:table-cell office:value-type="float" office:value="4581" calcext:value-type="float">
            <text:p>4581</text:p>
          </table:table-cell>
          <table:table-cell table:formula="of:=[.C139]-[.H139]" office:value-type="float" office:value="3214" calcext:value-type="float">
            <text:p>3214</text:p>
          </table:table-cell>
          <table:table-cell office:value-type="float" office:value="1367" calcext:value-type="float">
            <text:p>1367</text:p>
          </table:table-cell>
          <table:table-cell office:value-type="float" office:value="22445" calcext:value-type="float">
            <text:p>224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wb7_59</text:p>
          </table:table-cell>
          <table:table-cell office:value-type="float" office:value="27679" calcext:value-type="float">
            <text:p>27679</text:p>
          </table:table-cell>
          <table:table-cell office:value-type="float" office:value="29611" calcext:value-type="float">
            <text:p>29611</text:p>
          </table:table-cell>
          <table:table-cell office:value-type="float" office:value="5232" calcext:value-type="float">
            <text:p>5232</text:p>
          </table:table-cell>
          <table:table-cell table:formula="of:=[.C140]-[.H140]" office:value-type="float" office:value="3300" calcext:value-type="float">
            <text:p>3300</text:p>
          </table:table-cell>
          <table:table-cell office:value-type="float" office:value="1932" calcext:value-type="float">
            <text:p>1932</text:p>
          </table:table-cell>
          <table:table-cell office:value-type="float" office:value="24379" calcext:value-type="float">
            <text:p>243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x46_240</text:p>
          </table:table-cell>
          <table:table-cell office:value-type="float" office:value="30933" calcext:value-type="float">
            <text:p>30933</text:p>
          </table:table-cell>
          <table:table-cell office:value-type="float" office:value="32351" calcext:value-type="float">
            <text:p>32351</text:p>
          </table:table-cell>
          <table:table-cell office:value-type="float" office:value="5225" calcext:value-type="float">
            <text:p>5225</text:p>
          </table:table-cell>
          <table:table-cell table:formula="of:=[.C141]-[.H141]" office:value-type="float" office:value="3807" calcext:value-type="float">
            <text:p>3807</text:p>
          </table:table-cell>
          <table:table-cell office:value-type="float" office:value="1418" calcext:value-type="float">
            <text:p>1418</text:p>
          </table:table-cell>
          <table:table-cell office:value-type="float" office:value="27126" calcext:value-type="float">
            <text:p>27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ip_206</text:p>
          </table:table-cell>
          <table:table-cell office:value-type="float" office:value="38517" calcext:value-type="float">
            <text:p>38517</text:p>
          </table:table-cell>
          <table:table-cell office:value-type="float" office:value="41481" calcext:value-type="float">
            <text:p>41481</text:p>
          </table:table-cell>
          <table:table-cell office:value-type="float" office:value="7654" calcext:value-type="float">
            <text:p>7654</text:p>
          </table:table-cell>
          <table:table-cell table:formula="of:=[.C142]-[.H142]" office:value-type="float" office:value="4690" calcext:value-type="float">
            <text:p>4690</text:p>
          </table:table-cell>
          <table:table-cell office:value-type="float" office:value="2964" calcext:value-type="float">
            <text:p>2964</text:p>
          </table:table-cell>
          <table:table-cell office:value-type="float" office:value="33827" calcext:value-type="float">
            <text:p>338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ym9_193</text:p>
          </table:table-cell>
          <table:table-cell office:value-type="float" office:value="39950" calcext:value-type="float">
            <text:p>39950</text:p>
          </table:table-cell>
          <table:table-cell office:value-type="float" office:value="42518" calcext:value-type="float">
            <text:p>42518</text:p>
          </table:table-cell>
          <table:table-cell office:value-type="float" office:value="7637" calcext:value-type="float">
            <text:p>7637</text:p>
          </table:table-cell>
          <table:table-cell table:formula="of:=[.C143]-[.H143]" office:value-type="float" office:value="5069" calcext:value-type="float">
            <text:p>5069</text:p>
          </table:table-cell>
          <table:table-cell office:value-type="float" office:value="2568" calcext:value-type="float">
            <text:p>2568</text:p>
          </table:table-cell>
          <table:table-cell office:value-type="float" office:value="34881" calcext:value-type="float">
            <text:p>348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9symml_195</text:p>
          </table:table-cell>
          <table:table-cell office:value-type="float" office:value="39854" calcext:value-type="float">
            <text:p>39854</text:p>
          </table:table-cell>
          <table:table-cell office:value-type="float" office:value="42165" calcext:value-type="float">
            <text:p>42165</text:p>
          </table:table-cell>
          <table:table-cell office:value-type="float" office:value="7284" calcext:value-type="float">
            <text:p>7284</text:p>
          </table:table-cell>
          <table:table-cell table:formula="of:=[.C144]-[.H144]" office:value-type="float" office:value="4973" calcext:value-type="float">
            <text:p>4973</text:p>
          </table:table-cell>
          <table:table-cell office:value-type="float" office:value="2311" calcext:value-type="float">
            <text:p>2311</text:p>
          </table:table-cell>
          <table:table-cell office:value-type="float" office:value="34881" calcext:value-type="float">
            <text:p>348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st_223</text:p>
          </table:table-cell>
          <table:table-cell office:value-type="float" office:value="43601" calcext:value-type="float">
            <text:p>43601</text:p>
          </table:table-cell>
          <table:table-cell office:value-type="float" office:value="46569" calcext:value-type="float">
            <text:p>46569</text:p>
          </table:table-cell>
          <table:table-cell office:value-type="float" office:value="8523" calcext:value-type="float">
            <text:p>8523</text:p>
          </table:table-cell>
          <table:table-cell table:formula="of:=[.C145]-[.H145]" office:value-type="float" office:value="5555" calcext:value-type="float">
            <text:p>5555</text:p>
          </table:table-cell>
          <table:table-cell office:value-type="float" office:value="2968" calcext:value-type="float">
            <text:p>2968</text:p>
          </table:table-cell>
          <table:table-cell office:value-type="float" office:value="38046" calcext:value-type="float">
            <text:p>380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ao2_257</text:p>
          </table:table-cell>
          <table:table-cell office:value-type="float" office:value="43222" calcext:value-type="float">
            <text:p>43222</text:p>
          </table:table-cell>
          <table:table-cell office:value-type="float" office:value="47449" calcext:value-type="float">
            <text:p>47449</text:p>
          </table:table-cell>
          <table:table-cell office:value-type="float" office:value="8872" calcext:value-type="float">
            <text:p>8872</text:p>
          </table:table-cell>
          <table:table-cell table:formula="of:=[.C146]-[.H146]" office:value-type="float" office:value="4645" calcext:value-type="float">
            <text:p>4645</text:p>
          </table:table-cell>
          <table:table-cell office:value-type="float" office:value="4227" calcext:value-type="float">
            <text:p>4227</text:p>
          </table:table-cell>
          <table:table-cell office:value-type="float" office:value="38577" calcext:value-type="float">
            <text:p>3857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rf5_280</text:p>
          </table:table-cell>
          <table:table-cell office:value-type="float" office:value="58012" calcext:value-type="float">
            <text:p>58012</text:p>
          </table:table-cell>
          <table:table-cell office:value-type="float" office:value="62361" calcext:value-type="float">
            <text:p>62361</text:p>
          </table:table-cell>
          <table:table-cell office:value-type="float" office:value="12532" calcext:value-type="float">
            <text:p>12532</text:p>
          </table:table-cell>
          <table:table-cell table:formula="of:=[.C147]-[.H147]" office:value-type="float" office:value="8183" calcext:value-type="float">
            <text:p>8183</text:p>
          </table:table-cell>
          <table:table-cell office:value-type="float" office:value="4349" calcext:value-type="float">
            <text:p>4349</text:p>
          </table:table-cell>
          <table:table-cell office:value-type="float" office:value="49829" calcext:value-type="float">
            <text:p>498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rf1_278</text:p>
          </table:table-cell>
          <table:table-cell office:value-type="float" office:value="63843" calcext:value-type="float">
            <text:p>63843</text:p>
          </table:table-cell>
          <table:table-cell office:value-type="float" office:value="69056" calcext:value-type="float">
            <text:p>69056</text:p>
          </table:table-cell>
          <table:table-cell office:value-type="float" office:value="14290" calcext:value-type="float">
            <text:p>14290</text:p>
          </table:table-cell>
          <table:table-cell table:formula="of:=[.C148]-[.H148]" office:value-type="float" office:value="9077" calcext:value-type="float">
            <text:p>9077</text:p>
          </table:table-cell>
          <table:table-cell office:value-type="float" office:value="5213" calcext:value-type="float">
            <text:p>5213</text:p>
          </table:table-cell>
          <table:table-cell office:value-type="float" office:value="54766" calcext:value-type="float">
            <text:p>5476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ym10_262</text:p>
          </table:table-cell>
          <table:table-cell office:value-type="float" office:value="74021" calcext:value-type="float">
            <text:p>74021</text:p>
          </table:table-cell>
          <table:table-cell office:value-type="float" office:value="78801" calcext:value-type="float">
            <text:p>78801</text:p>
          </table:table-cell>
          <table:table-cell office:value-type="float" office:value="14518" calcext:value-type="float">
            <text:p>14518</text:p>
          </table:table-cell>
          <table:table-cell table:formula="of:=[.C149]-[.H149]" office:value-type="float" office:value="9738" calcext:value-type="float">
            <text:p>9738</text:p>
          </table:table-cell>
          <table:table-cell office:value-type="float" office:value="4780" calcext:value-type="float">
            <text:p>4780</text:p>
          </table:table-cell>
          <table:table-cell office:value-type="float" office:value="64283" calcext:value-type="float">
            <text:p>642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wb8_113</text:p>
          </table:table-cell>
          <table:table-cell office:value-type="float" office:value="79891" calcext:value-type="float">
            <text:p>79891</text:p>
          </table:table-cell>
          <table:table-cell office:value-type="float" office:value="85275" calcext:value-type="float">
            <text:p>85275</text:p>
          </table:table-cell>
          <table:table-cell office:value-type="float" office:value="15895" calcext:value-type="float">
            <text:p>15895</text:p>
          </table:table-cell>
          <table:table-cell table:formula="of:=[.C150]-[.H150]" office:value-type="float" office:value="10511" calcext:value-type="float">
            <text:p>10511</text:p>
          </table:table-cell>
          <table:table-cell office:value-type="float" office:value="5384" calcext:value-type="float">
            <text:p>5384</text:p>
          </table:table-cell>
          <table:table-cell office:value-type="float" office:value="69380" calcext:value-type="float">
            <text:p>6938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rf2_152</text:p>
          </table:table-cell>
          <table:table-cell office:value-type="float" office:value="92256" calcext:value-type="float">
            <text:p>92256</text:p>
          </table:table-cell>
          <table:table-cell office:value-type="float" office:value="97067" calcext:value-type="float">
            <text:p>97067</text:p>
          </table:table-cell>
          <table:table-cell office:value-type="float" office:value="16587" calcext:value-type="float">
            <text:p>16587</text:p>
          </table:table-cell>
          <table:table-cell table:formula="of:=[.C151]-[.H151]" office:value-type="float" office:value="11776" calcext:value-type="float">
            <text:p>11776</text:p>
          </table:table-cell>
          <table:table-cell office:value-type="float" office:value="4811" calcext:value-type="float">
            <text:p>4811</text:p>
          </table:table-cell>
          <table:table-cell office:value-type="float" office:value="80480" calcext:value-type="float">
            <text:p>8048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urf3_279</text:p>
          </table:table-cell>
          <table:table-cell office:value-type="float" office:value="147215" calcext:value-type="float">
            <text:p>147215</text:p>
          </table:table-cell>
          <table:table-cell office:value-type="float" office:value="154658" calcext:value-type="float">
            <text:p>154658</text:p>
          </table:table-cell>
          <table:table-cell office:value-type="float" office:value="29296" calcext:value-type="float">
            <text:p>29296</text:p>
          </table:table-cell>
          <table:table-cell table:formula="of:=[.C152]-[.H152]" office:value-type="float" office:value="21853" calcext:value-type="float">
            <text:p>21853</text:p>
          </table:table-cell>
          <table:table-cell office:value-type="float" office:value="7443" calcext:value-type="float">
            <text:p>7443</text:p>
          </table:table-cell>
          <table:table-cell office:value-type="float" office:value="125362" calcext:value-type="float">
            <text:p>1253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us63mod4096_163</text:p>
          </table:table-cell>
          <table:table-cell office:value-type="float" office:value="149727" calcext:value-type="float">
            <text:p>149727</text:p>
          </table:table-cell>
          <table:table-cell office:value-type="float" office:value="158368" calcext:value-type="float">
            <text:p>158368</text:p>
          </table:table-cell>
          <table:table-cell office:value-type="float" office:value="29624" calcext:value-type="float">
            <text:p>29624</text:p>
          </table:table-cell>
          <table:table-cell table:formula="of:=[.C153]-[.H153]" office:value-type="float" office:value="20983" calcext:value-type="float">
            <text:p>20983</text:p>
          </table:table-cell>
          <table:table-cell office:value-type="float" office:value="8641" calcext:value-type="float">
            <text:p>8641</text:p>
          </table:table-cell>
          <table:table-cell office:value-type="float" office:value="128744" calcext:value-type="float">
            <text:p>1287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urf5_158</text:p>
          </table:table-cell>
          <table:table-cell office:value-type="float" office:value="189803" calcext:value-type="float">
            <text:p>189803</text:p>
          </table:table-cell>
          <table:table-cell office:value-type="float" office:value="200909" calcext:value-type="float">
            <text:p>200909</text:p>
          </table:table-cell>
          <table:table-cell office:value-type="float" office:value="36493" calcext:value-type="float">
            <text:p>36493</text:p>
          </table:table-cell>
          <table:table-cell table:formula="of:=[.C154]-[.H154]" office:value-type="float" office:value="25387" calcext:value-type="float">
            <text:p>25387</text:p>
          </table:table-cell>
          <table:table-cell office:value-type="float" office:value="11106" calcext:value-type="float">
            <text:p>11106</text:p>
          </table:table-cell>
          <table:table-cell office:value-type="float" office:value="164416" calcext:value-type="float">
            <text:p>1644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urf6_160</text:p>
          </table:table-cell>
          <table:table-cell office:value-type="float" office:value="201188" calcext:value-type="float">
            <text:p>201188</text:p>
          </table:table-cell>
          <table:table-cell office:value-type="float" office:value="210901" calcext:value-type="float">
            <text:p>210901</text:p>
          </table:table-cell>
          <table:table-cell office:value-type="float" office:value="39061" calcext:value-type="float">
            <text:p>39061</text:p>
          </table:table-cell>
          <table:table-cell table:formula="of:=[.C155]-[.H155]" office:value-type="float" office:value="29348" calcext:value-type="float">
            <text:p>29348</text:p>
          </table:table-cell>
          <table:table-cell office:value-type="float" office:value="9713" calcext:value-type="float">
            <text:p>9713</text:p>
          </table:table-cell>
          <table:table-cell office:value-type="float" office:value="171840" calcext:value-type="float">
            <text:p>1718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urf1_149</text:p>
          </table:table-cell>
          <table:table-cell office:value-type="float" office:value="213482" calcext:value-type="float">
            <text:p>213482</text:p>
          </table:table-cell>
          <table:table-cell office:value-type="float" office:value="226530" calcext:value-type="float">
            <text:p>226530</text:p>
          </table:table-cell>
          <table:table-cell office:value-type="float" office:value="41666" calcext:value-type="float">
            <text:p>41666</text:p>
          </table:table-cell>
          <table:table-cell table:formula="of:=[.C156]-[.H156]" office:value-type="float" office:value="28618" calcext:value-type="float">
            <text:p>28618</text:p>
          </table:table-cell>
          <table:table-cell office:value-type="float" office:value="13048" calcext:value-type="float">
            <text:p>13048</text:p>
          </table:table-cell>
          <table:table-cell office:value-type="float" office:value="184864" calcext:value-type="float">
            <text:p>1848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us63mod8192_164</text:p>
          </table:table-cell>
          <table:table-cell office:value-type="float" office:value="216670" calcext:value-type="float">
            <text:p>216670</text:p>
          </table:table-cell>
          <table:table-cell office:value-type="float" office:value="230404" calcext:value-type="float">
            <text:p>230404</text:p>
          </table:table-cell>
          <table:table-cell office:value-type="float" office:value="43292" calcext:value-type="float">
            <text:p>43292</text:p>
          </table:table-cell>
          <table:table-cell table:formula="of:=[.C157]-[.H157]" office:value-type="float" office:value="29558" calcext:value-type="float">
            <text:p>29558</text:p>
          </table:table-cell>
          <table:table-cell office:value-type="float" office:value="13734" calcext:value-type="float">
            <text:p>13734</text:p>
          </table:table-cell>
          <table:table-cell office:value-type="float" office:value="187112" calcext:value-type="float">
            <text:p>1871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wb9_119</text:p>
          </table:table-cell>
          <table:table-cell office:value-type="float" office:value="238787" calcext:value-type="float">
            <text:p>238787</text:p>
          </table:table-cell>
          <table:table-cell office:value-type="float" office:value="245892" calcext:value-type="float">
            <text:p>245892</text:p>
          </table:table-cell>
          <table:table-cell office:value-type="float" office:value="38117" calcext:value-type="float">
            <text:p>38117</text:p>
          </table:table-cell>
          <table:table-cell table:formula="of:=[.C158]-[.H158]" office:value-type="float" office:value="31012" calcext:value-type="float">
            <text:p>31012</text:p>
          </table:table-cell>
          <table:table-cell office:value-type="float" office:value="7105" calcext:value-type="float">
            <text:p>7105</text:p>
          </table:table-cell>
          <table:table-cell office:value-type="float" office:value="207775" calcext:value-type="float">
            <text:p>2077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ound_state_estimation_10</text:p>
          </table:table-cell>
          <table:table-cell office:value-type="float" office:value="395844" calcext:value-type="float">
            <text:p>395844</text:p>
          </table:table-cell>
          <table:table-cell office:value-type="float" office:value="404738" calcext:value-type="float">
            <text:p>404738</text:p>
          </table:table-cell>
          <table:table-cell office:value-type="float" office:value="14558" calcext:value-type="float">
            <text:p>14558</text:p>
          </table:table-cell>
          <table:table-cell table:formula="of:=[.C159]-[.H159]" office:value-type="float" office:value="5664" calcext:value-type="float">
            <text:p>5664</text:p>
          </table:table-cell>
          <table:table-cell office:value-type="float" office:value="8894" calcext:value-type="float">
            <text:p>8894</text:p>
          </table:table-cell>
          <table:table-cell office:value-type="float" office:value="390180" calcext:value-type="float">
            <text:p>3901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rf3_155</text:p>
          </table:table-cell>
          <table:table-cell office:value-type="float" office:value="491230" calcext:value-type="float">
            <text:p>491230</text:p>
          </table:table-cell>
          <table:table-cell office:value-type="float" office:value="508618" calcext:value-type="float">
            <text:p>508618</text:p>
          </table:table-cell>
          <table:table-cell office:value-type="float" office:value="85130" calcext:value-type="float">
            <text:p>85130</text:p>
          </table:table-cell>
          <table:table-cell table:formula="of:=[.C160]-[.H160]" office:value-type="float" office:value="67742" calcext:value-type="float">
            <text:p>67742</text:p>
          </table:table-cell>
          <table:table-cell office:value-type="float" office:value="17388" calcext:value-type="float">
            <text:p>17388</text:p>
          </table:table-cell>
          <table:table-cell office:value-type="float" office:value="423488" calcext:value-type="float">
            <text:p>4234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rf4_187</text:p>
          </table:table-cell>
          <table:table-cell office:value-type="float" office:value="576694" calcext:value-type="float">
            <text:p>576694</text:p>
          </table:table-cell>
          <table:table-cell office:value-type="float" office:value="624000" calcext:value-type="float">
            <text:p>624000</text:p>
          </table:table-cell>
          <table:table-cell office:value-type="float" office:value="111936" calcext:value-type="float">
            <text:p>111936</text:p>
          </table:table-cell>
          <table:table-cell table:formula="of:=[.C161]-[.H161]" office:value-type="float" office:value="64630" calcext:value-type="float">
            <text:p>64630</text:p>
          </table:table-cell>
          <table:table-cell office:value-type="float" office:value="47306" calcext:value-type="float">
            <text:p>47306</text:p>
          </table:table-cell>
          <table:table-cell office:value-type="float" office:value="512064" calcext:value-type="float">
            <text:p>512064</text:p>
          </table:table-cell>
        </table:table-row>
        <table:table-row table:style-name="ro1" table:number-rows-repeated="104841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confronto_size_rw_add_delta01_ord.G1:confronto_size_rw_add_delta01_ord.G1048576">
            <calcext:condition calcext:apply-style-name="Untitled1" calcext:value="&gt;0" calcext:base-cell-address="confronto_size_rw_add_delta01_ord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9T13:16:51.265325879</dc:date>
    <meta:editing-duration>PT55M7S</meta:editing-duration>
    <meta:editing-cycles>1</meta:editing-cycles>
    <meta:document-statistic meta:table-count="1" meta:cell-count="1287" meta:object-count="0"/>
    <meta:generator>LibreOffice/24.2.7.2$Linux_X86_64 LibreOffice_project/420$Build-2</meta:generator>
  </office:meta>
</office:document-meta>
</file>